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38cm" svg:y="1.576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43cm" svg:y="1.5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24cm" svg:y="1.5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43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605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43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405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867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929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167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21:23:56.583823318</dc:date>
    <meta:editing-duration>PT19M33S</meta:editing-duration>
    <meta:editing-cycles>9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281cm" svg:y="5.99cm" chart:style-name="ch6">
              <text:p>fraction of mod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local-table.$B$3:.$U$3" chart:label-cell-address="local-table.$A$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99.56">
                <text:p>99.56</text:p>
              </table:table-cell>
              <table:table-cell office:value-type="float" office:value="80.7">
                <text:p>80.7</text:p>
              </table:table-cell>
              <table:table-cell office:value-type="float" office:value="93.61">
                <text:p>93.61</text:p>
              </table:table-cell>
              <table:table-cell office:value-type="float" office:value="83.32">
                <text:p>83.32</text:p>
              </table:table-cell>
              <table:table-cell office:value-type="float" office:value="1.4">
                <text:p>1.4</text:p>
              </table:table-cell>
              <table:table-cell office:value-type="float" office:value="81.21">
                <text:p>81.21</text:p>
              </table:table-cell>
              <table:table-cell office:value-type="float" office:value="87.19">
                <text:p>87.19</text:p>
              </table:table-cell>
              <table:table-cell office:value-type="float" office:value="9.3">
                <text:p>9.3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03">
                <text:p>4.03</text:p>
              </table:table-cell>
              <table:table-cell office:value-type="float" office:value="35.51">
                <text:p>35.51</text:p>
              </table:table-cell>
              <table:table-cell office:value-type="float" office:value="99.77">
                <text:p>99.77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35">
                <text:p>96.35</text:p>
              </table:table-cell>
              <table:table-cell office:value-type="float" office:value="0.17">
                <text:p>0.17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44.1261111111111">
                <text:p>44.1261111111111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439999999999998">
                <text:p>0.439999999999998</text:p>
              </table:table-cell>
              <table:table-cell office:value-type="float" office:value="19.3">
                <text:p>19.3</text:p>
              </table:table-cell>
              <table:table-cell office:value-type="float" office:value="6.39">
                <text:p>6.39</text:p>
              </table:table-cell>
              <table:table-cell office:value-type="float" office:value="16.68">
                <text:p>16.68</text:p>
              </table:table-cell>
              <table:table-cell office:value-type="float" office:value="98.6">
                <text:p>98.6</text:p>
              </table:table-cell>
              <table:table-cell office:value-type="float" office:value="18.79">
                <text:p>18.79</text:p>
              </table:table-cell>
              <table:table-cell office:value-type="float" office:value="12.81">
                <text:p>12.81</text:p>
              </table:table-cell>
              <table:table-cell office:value-type="float" office:value="90.7">
                <text:p>90.7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97">
                <text:p>95.97</text:p>
              </table:table-cell>
              <table:table-cell office:value-type="float" office:value="64.49">
                <text:p>64.49</text:p>
              </table:table-cell>
              <table:table-cell office:value-type="float" office:value="0.22999999999999">
                <text:p>0.22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33">
                <text:p>78.33</text:p>
              </table:table-cell>
              <table:table-cell office:value-type="float" office:value="NaN">
                <text:p>NaN</text:p>
              </table:table-cell>
              <table:table-cell office:value-type="float" office:value="55.8738888888889">
                <text:p>55.873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